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edf9" officeooo:paragraph-rsid="0018edf9"/>
    </style:style>
    <style:style style:name="P2" style:family="paragraph" style:parent-style-name="Standard">
      <style:text-properties officeooo:rsid="0019267b" officeooo:paragraph-rsid="0019267b"/>
    </style:style>
    <style:style style:name="P3" style:family="paragraph" style:parent-style-name="Standard">
      <style:text-properties officeooo:rsid="001c1a7b" officeooo:paragraph-rsid="001c1a7b"/>
    </style:style>
    <style:style style:name="P4" style:family="paragraph" style:parent-style-name="Standard" style:list-style-name="L1">
      <style:text-properties officeooo:rsid="0018edf9" officeooo:paragraph-rsid="0018edf9"/>
    </style:style>
    <style:style style:name="P5" style:family="paragraph" style:parent-style-name="Standard" style:list-style-name="L2">
      <style:text-properties officeooo:paragraph-rsid="0019267b"/>
    </style:style>
    <style:style style:name="P6" style:family="paragraph" style:parent-style-name="Standard" style:list-style-name="L2">
      <style:text-properties officeooo:rsid="0019267b" officeooo:paragraph-rsid="0019267b"/>
    </style:style>
    <style:style style:name="P7" style:family="paragraph" style:parent-style-name="Standard" style:list-style-name="L3">
      <style:text-properties officeooo:rsid="0019267b" officeooo:paragraph-rsid="0019267b"/>
    </style:style>
    <style:style style:name="P8" style:family="paragraph" style:parent-style-name="Standard" style:list-style-name="L4">
      <style:text-properties officeooo:rsid="0019267b" officeooo:paragraph-rsid="00268a0c"/>
    </style:style>
    <style:style style:name="P9" style:family="paragraph" style:parent-style-name="Standard" style:list-style-name="L3">
      <style:text-properties officeooo:paragraph-rsid="0019267b"/>
    </style:style>
    <style:style style:name="P10" style:family="paragraph" style:parent-style-name="Standard" style:list-style-name="L4">
      <style:text-properties officeooo:paragraph-rsid="0019267b"/>
    </style:style>
    <style:style style:name="P11" style:family="paragraph" style:parent-style-name="Standard" style:list-style-name="L5">
      <style:text-properties officeooo:rsid="001c1a7b" officeooo:paragraph-rsid="001c1a7b"/>
    </style:style>
    <style:style style:name="P12" style:family="paragraph" style:parent-style-name="Standard" style:list-style-name="L6">
      <style:text-properties officeooo:rsid="001c1a7b" officeooo:paragraph-rsid="001c1a7b"/>
    </style:style>
    <style:style style:name="P13" style:family="paragraph" style:parent-style-name="Standard" style:list-style-name="L7">
      <style:text-properties officeooo:rsid="001c1a7b" officeooo:paragraph-rsid="001c1a7b"/>
    </style:style>
    <style:style style:name="P14" style:family="paragraph" style:parent-style-name="Standard">
      <style:text-properties officeooo:rsid="002cc856" officeooo:paragraph-rsid="002cc856"/>
    </style:style>
    <style:style style:name="T1" style:family="text">
      <style:text-properties officeooo:rsid="0018edf9"/>
    </style:style>
    <style:style style:name="T2" style:family="text">
      <style:text-properties fo:color="#009e4f"/>
    </style:style>
    <style:style style:name="T3" style:family="text">
      <style:text-properties fo:color="#009e4f" officeooo:rsid="0020a242"/>
    </style:style>
    <style:style style:name="T4" style:family="text">
      <style:text-properties fo:color="#009e4f" officeooo:rsid="0023b39c"/>
    </style:style>
    <style:style style:name="T5" style:family="text">
      <style:text-properties officeooo:rsid="0019267b"/>
    </style:style>
    <style:style style:name="T6" style:family="text">
      <style:text-properties officeooo:rsid="001c1a7b"/>
    </style:style>
    <style:style style:name="T7" style:family="text">
      <style:text-properties fo:color="#ce181e" officeooo:rsid="0019267b"/>
    </style:style>
    <style:style style:name="T8" style:family="text">
      <style:text-properties fo:color="#ce181e" officeooo:rsid="001c1a7b"/>
    </style:style>
    <style:style style:name="T9" style:family="text">
      <style:text-properties fo:color="#ce181e" officeooo:rsid="0027a379"/>
    </style:style>
    <style:style style:name="T10" style:family="text">
      <style:text-properties fo:color="#ce181e" officeooo:rsid="002958ca"/>
    </style:style>
    <style:style style:name="T11" style:family="text">
      <style:text-properties fo:color="#ce181e" officeooo:rsid="0018edf9"/>
    </style:style>
    <style:style style:name="T12" style:family="text">
      <style:text-properties officeooo:rsid="00268a0c"/>
    </style:style>
    <style:style style:name="T13" style:family="text">
      <style:text-properties officeooo:rsid="0027a379"/>
    </style:style>
    <style:style style:name="T14" style:family="text">
      <style:text-properties officeooo:rsid="002958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k</text:p>
      <text:list xml:id="list752225712" text:style-name="L1">
        <text:list-item>
          <text:p text:style-name="P4">Gör: BasForm(), Presens(), <text:span text:style-name="T12">P</text:span>erfekt(), PostVerbs(), Request(), <text:span text:style-name="T10">IngForm(), Sform(),</text:span><text:span text:style-name="T14"> </text:span><text:span text:style-name="T2">En</text:span><text:span text:style-name="T3">EllerEttEnum(), EnEllerEtt(</text:span><text:span text:style-name="T4">Parameters</text:span><text:span text:style-name="T3">), DinEllerDittEnum(), DinEllerDitt(</text:span><text:span text:style-name="T4">Parameters</text:span><text:span text:style-name="T3">),</text:span> EttForm(), EnForm(), Singular(), Singular(Parameters), Plural(), Plural(Parameters), Name(), Prize()</text:p>
        </text:list-item>
      </text:list>
      <text:p text:style-name="P1"/>
      <text:p text:style-name="P2"><text:tab/>Verbs : Book</text:p>
      <text:list xml:id="list844865819" text:style-name="L2">
        <text:list-item>
          <text:p text:style-name="P5"><text:span text:style-name="T5">Har: basForm, presens, perfekt, postVerbs, request, </text:span><text:span text:style-name="T7">IngForm and Sform</text:span></text:p>
        </text:list-item>
        <text:list-item>
          <text:p text:style-name="P6">Gör: <text:span text:style-name="T1">BasForm(), Presens(), Perfekt(), PostVerbs(), Request(), </text:span><text:span text:style-name="T11">IngForm(), Sform(),</text:span></text:p>
        </text:list-item>
      </text:list>
      <text:p text:style-name="P2"/>
      <text:p text:style-name="P2"><text:tab/>Nouns : Book</text:p>
      <text:list xml:id="list4283122295" text:style-name="L3">
        <text:list-item>
          <text:p text:style-name="P9"><text:span text:style-name="T5">Har: singular, plural, enEllerEttEnum, dinEllerDittEnum, </text:span><text:span text:style-name="T7">aOrAnEnum,</text:span></text:p>
        </text:list-item>
        <text:list-item>
          <text:p text:style-name="P7">Gör: <text:span text:style-name="T13">EnEllerEtt</text:span>(), <text:span text:style-name="T13">DinEllerDitt,</text:span> Singular(), Plural(), <text:span text:style-name="T9">AnOrAn();</text:span></text:p>
        </text:list-item>
      </text:list>
      <text:p text:style-name="P2"/>
      <text:p text:style-name="P2"><text:tab/><text:tab/>Something : Nouns</text:p>
      <text:p text:style-name="P2"/>
      <text:p text:style-name="P2"><text:tab/><text:tab/>Something : Nouns</text:p>
      <text:p text:style-name="P2"><text:tab/></text:p>
      <text:p text:style-name="P2"><text:tab/>Adjectives : Book</text:p>
      <text:list xml:id="list1868632739" text:style-name="L4">
        <text:list-item>
          <text:p text:style-name="P10"><text:span text:style-name="T5">Har: ettForm, enForm, plural, </text:span><text:span text:style-name="T7">descriptive</text:span></text:p>
        </text:list-item>
        <text:list-item>
          <text:p text:style-name="P8">Gör: EttForm(), EnForm(), Plural(), Plural(parameters), Singular<text:span text:style-name="T6">(), Singular(Parameters), </text:span><text:span text:style-name="T8">Descriptive()</text:span><text:span text:style-name="T6"> </text:span></text:p>
        </text:list-item>
      </text:list>
      <text:p text:style-name="P2"/>
      <text:p text:style-name="P2"><text:tab/><text:span text:style-name="T6">Names : Book</text:span></text:p>
      <text:list xml:id="list902651086" text:style-name="L5">
        <text:list-item>
          <text:p text:style-name="P11">Har: name</text:p>
        </text:list-item>
        <text:list-item>
          <text:p text:style-name="P11">Gör: Name()</text:p>
        </text:list-item>
      </text:list>
      <text:p text:style-name="P3"/>
      <text:p text:style-name="P3"><text:tab/><text:tab/>JokeNames : Names</text:p>
      <text:list xml:id="list4068590174" text:style-name="L6">
        <text:list-item>
          <text:p text:style-name="P12">Gör: Name(),</text:p>
        </text:list-item>
      </text:list>
      <text:p text:style-name="P3"/>
      <text:p text:style-name="P3"><text:tab/>NobelPrizes : Book</text:p>
      <text:list xml:id="list2584455224" text:style-name="L7">
        <text:list-item>
          <text:p text:style-name="P13">Har: prize</text:p>
        </text:list-item>
        <text:list-item>
          <text:p text:style-name="P13">Gör: Prize(),</text:p>
        </text:list-item>
      </text:list>
      <text:p text:style-name="P3"/>
      <text:p text:style-name="P3"/>
      <text:p text:style-name="P14">Library: Book: Book and custom</text:p>
      <text:p text:style-name="P14"/>
      <text:p text:style-name="P14">Fix: Fix: Fix (Fix.AdjustSize())</text:p>
      <text:p text:style-name="P14"/>
      <text:p text:style-name="P14">Lists (list.adjective[].Singular(), list.choicesli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09:28:53.752000000</meta:creation-date>
    <dc:date>2018-11-29T20:22:19.954000000</dc:date>
    <meta:editing-duration>PT2H26M32S</meta:editing-duration>
    <meta:editing-cycles>13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25" meta:word-count="121" meta:character-count="1016" meta:non-whitespace-character-count="918"/>
  </office:meta>
</office:document-meta>
</file>